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1A000005BA000002ACF0360C00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0.744cm"/>
    </style:style>
    <style:style style:name="co5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0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" table:number-columns-repeated="3" table:default-cell-style-name="Default"/>
        <table:table-column table:style-name="co6" table:number-columns-repeated="11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nC</text:p>
          </table:table-cell>
          <table:table-cell office:value-type="string">
            <text:p>e</text:p>
          </table:table-cell>
          <table:table-cell office:value-type="string">
            <text:p>ov</text:p>
          </table:table-cell>
          <table:table-cell office:value-type="string">
            <text:p>xb</text:p>
          </table:table-cell>
          <table:table-cell office:value-type="string">
            <text:p>yb</text:p>
          </table:table-cell>
          <table:table-cell office:value-type="string">
            <text:p>xc</text:p>
          </table:table-cell>
          <table:table-cell office:value-type="string">
            <text:p>yc</text:p>
          </table:table-cell>
          <table:table-cell table:number-columns-repeated="2"/>
          <table:table-cell>
            <draw:frame table:end-cell-address="Hoja1.S21" table:end-x="1.595cm" table:end-y="0.365cm" draw:z-index="0" draw:style-name="gr1" svg:width="15.999cm" svg:height="8.999cm" svg:x="1.403cm" svg:y="0.363cm">
              <draw:object draw:notify-on-update-of-ranges="Hoja1.C7:Hoja1.C11 Hoja1.A2:Hoja1.A2 Hoja1.B2:Hoja1.B6 Hoja1.A7:Hoja1.A7 Hoja1.B7:Hoja1.B11 Hoja1.A12:Hoja1.A12 Hoja1.B12:Hoja1.B16 Hoja1.A17:Hoja1.A17 Hoja1.B17:Hoja1.B21 Hoja1.A22:Hoja1.A22 Hoja1.B22:Hoja1.B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942">
            <text:p>1,942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894">
            <text:p>1,89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.319">
            <text:p>4,3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915">
            <text:p>3,9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471">
            <text:p>6,47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59">
            <text:p>2,25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713">
            <text:p>2,7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653">
            <text:p>9,65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986">
            <text:p>6,98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.989">
            <text:p>23,98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874">
            <text:p>1,87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935">
            <text:p>1,9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877">
            <text:p>4,87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318">
            <text:p>5,3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68">
            <text:p>10,6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251">
            <text:p>2,25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546">
            <text:p>2,54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593">
            <text:p>8,59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.997">
            <text:p>6,99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.725">
            <text:p>25,72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026">
            <text:p>2,026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011">
            <text:p>2,0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>
            <draw:frame table:end-cell-address="Hoja1.S43" table:end-x="1.656cm" table:end-y="0.427cm" draw:z-index="1" draw:style-name="gr1" svg:width="15.999cm" svg:height="8.999cm" svg:x="1.464cm" svg:y="0.425cm">
              <draw:object draw:notify-on-update-of-ranges="Hoja1.C7:Hoja1.C11 Hoja1.A27:Hoja1.A27 Hoja1.B27:Hoja1.B31 Hoja1.A32:Hoja1.A32 Hoja1.B32:Hoja1.B36 Hoja1.A37:Hoja1.A37 Hoja1.B37:Hoja1.B41 Hoja1.A42:Hoja1.A42 Hoja1.B42:Hoja1.B46 Hoja1.A47:Hoja1.A47 Hoja1.B47:Hoja1.B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Hoja1.AA43" table:end-x="1.05cm" table:end-y="0.294cm" draw:z-index="3" draw:style-name="gr1" svg:width="15.999cm" svg:height="8.999cm" svg:x="0.858cm" svg:y="0.292cm">
              <draw:object draw:notify-on-update-of-ranges="Hoja1.C7:Hoja1.C11 Hoja1.A2:Hoja1.A2 Hoja1.B2:Hoja1.B6 Hoja1.A42:Hoja1.A42 Hoja1.B42:Hoja1.B46 Hoja1.A57:Hoja1.A57 Hoja1.B57:Hoja1.B6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.851">
            <text:p>6,85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356">
            <text:p>5,3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488">
            <text:p>7,48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163">
            <text:p>2,16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208">
            <text:p>2,2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743">
            <text:p>4,74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36">
            <text:p>5,3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.312">
            <text:p>10,3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802">
            <text:p>1,802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484">
            <text:p>2,48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19">
            <text:p>4,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957">
            <text:p>3,9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596">
            <text:p>6,59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091">
            <text:p>2,09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652">
            <text:p>1,6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317">
            <text:p>5,3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823">
            <text:p>2,8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018">
            <text:p>8,0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05">
            <text:p>2,0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824">
            <text:p>1,8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993">
            <text:p>3,99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>
            <draw:frame table:end-cell-address="Hoja1.S64" table:end-x="1.628cm" table:end-y="0.401cm" draw:z-index="2" draw:style-name="gr1" svg:width="15.999cm" svg:height="8.999cm" svg:x="1.436cm" svg:y="0.399cm">
              <draw:object draw:notify-on-update-of-ranges="Hoja1.C7:Hoja1.C11 Hoja1.A52:Hoja1.A52 Hoja1.B52:Hoja1.B56 Hoja1.A57:Hoja1.A57 Hoja1.B57:Hoja1.B61 Hoja1.A62:Hoja1.A62 Hoja1.B62:Hoja1.B6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998">
            <text:p>3,99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.313">
            <text:p>6,3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935">
            <text:p>1,93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928">
            <text:p>1,9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184">
            <text:p>4,18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806">
            <text:p>4,80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.324">
            <text:p>6,32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849">
            <text:p>1,849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903">
            <text:p>1,90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167">
            <text:p>4,16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936">
            <text:p>3,93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.515">
            <text:p>6,5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967">
            <text:p>1,967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835">
            <text:p>1,8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91">
            <text:p>3,9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045">
            <text:p>4,04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.511">
            <text:p>6,5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919">
            <text:p>1,919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631">
            <text:p>1,6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.678">
            <text:p>5,67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819">
            <text:p>2,8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.851">
            <text:p>7,85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</table:table>
      <table:table table:name="Hoja2" table:style-name="ta1" table:print="false">
        <table:table-column table:style-name="co6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.942">
            <text:p>1,942</text:p>
          </table:table-cell>
          <table:table-cell office:value-type="float" office:value="9">
            <text:p>9</text:p>
          </table:table-cell>
          <table:table-cell office:value-type="float" office:value="2.05">
            <text:p>2,05</text:p>
          </table:table-cell>
          <table:table-cell office:value-type="float" office:value="12">
            <text:p>12</text:p>
          </table:table-cell>
          <table:table-cell office:value-type="float" office:value="1.967">
            <text:p>1,96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.894">
            <text:p>1,894</text:p>
          </table:table-cell>
          <table:table-cell office:value-type="float" office:value="9">
            <text:p>9</text:p>
          </table:table-cell>
          <table:table-cell office:value-type="float" office:value="1.824">
            <text:p>1,824</text:p>
          </table:table-cell>
          <table:table-cell office:value-type="float" office:value="12">
            <text:p>12</text:p>
          </table:table-cell>
          <table:table-cell office:value-type="float" office:value="1.835">
            <text:p>1,83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.319">
            <text:p>4,319</text:p>
          </table:table-cell>
          <table:table-cell office:value-type="float" office:value="9">
            <text:p>9</text:p>
          </table:table-cell>
          <table:table-cell office:value-type="float" office:value="3.993">
            <text:p>3,993</text:p>
          </table:table-cell>
          <table:table-cell office:value-type="float" office:value="12">
            <text:p>12</text:p>
          </table:table-cell>
          <table:table-cell office:value-type="float" office:value="3.91">
            <text:p>3,9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.915">
            <text:p>3,915</text:p>
          </table:table-cell>
          <table:table-cell office:value-type="float" office:value="9">
            <text:p>9</text:p>
          </table:table-cell>
          <table:table-cell office:value-type="float" office:value="3.998">
            <text:p>3,998</text:p>
          </table:table-cell>
          <table:table-cell office:value-type="float" office:value="12">
            <text:p>12</text:p>
          </table:table-cell>
          <table:table-cell office:value-type="float" office:value="4.045">
            <text:p>4,04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.471">
            <text:p>6,471</text:p>
          </table:table-cell>
          <table:table-cell office:value-type="float" office:value="9">
            <text:p>9</text:p>
          </table:table-cell>
          <table:table-cell office:value-type="float" office:value="6.313">
            <text:p>6,313</text:p>
          </table:table-cell>
          <table:table-cell office:value-type="float" office:value="12">
            <text:p>12</text:p>
          </table:table-cell>
          <table:table-cell office:value-type="float" office:value="6.511">
            <text:p>6,511</text:p>
          </table:table-cell>
        </table:table-row>
        <table:table-row table:style-name="ro1">
          <table:table-cell table:number-columns-repeated="4"/>
          <table:table-cell office:value-type="string">
            <text:p>SI</text:p>
          </table:table-cell>
          <table:table-cell table:number-columns-repeated="2"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Hoja1.A1:Hoja1.I66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4/01/2013</text:date>, <text:time>06:09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 Andrea</meta:initial-creator>
    <meta:creation-date>2013-01-03T15:51:37</meta:creation-date>
    <dc:date>2013-01-04T06:09:43</dc:date>
    <dc:creator>Maria Andrea</dc:creator>
    <meta:editing-duration>PT2H13M11S</meta:editing-duration>
    <meta:editing-cycles>8</meta:editing-cycles>
    <meta:generator>LibreOffice/3.3$Linux LibreOffice_project/330m19$Build-401</meta:generator>
    <meta:document-statistic meta:table-count="3" meta:cell-count="62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/>
      <style:graphic-properties svg:stroke-width="0.01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/>
      <style:graphic-properties svg:stroke-width="0.01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7cm" svg:y="0.215cm" chart:style-name="ch2">
          <text:p>Grilla 5 </text:p>
        </chart:title>
        <chart:subtitle svg:x="7.316cm" svg:y="0.776cm" chart:style-name="ch3">
          <text:p>usa techo</text:p>
        </chart:subtitle>
        <chart:legend chart:legend-position="end" svg:x="15.005cm" svg:y="3.305cm" chart:style-name="ch4"/>
        <chart:plot-area chart:style-name="ch5" table:cell-range-address="Hoja1.B7:Hoja1.C11 Hoja1.A2:Hoja1.A2 Hoja1.B2:Hoja1.B6 Hoja1.A7:Hoja1.A7 Hoja1.A12:Hoja1.A12 Hoja1.B12:Hoja1.B26 Hoja1.A17:Hoja1.A17 Hoja1.A22:Hoja1.A22" chart:data-source-has-labels="both" svg:x="2.44cm" svg:y="1.287cm" svg:width="12.253cm" svg:height="6.545cm">
          <chartooo:coordinate-region svg:x="3.061cm" svg:y="1.486cm" svg:width="11.538cm" svg:height="5.699cm"/>
          <chart:axis chart:dimension="x" chart:name="primary-x" chart:style-name="ch6">
            <chart:title svg:x="7.226cm" svg:y="8.012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56cm" svg:y="5.899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7:Hoja1.B11" chart:label-cell-address="Hoja1.A7:Hoja1.A7" chart:class="chart:line">
            <chart:data-point chart:repeated="5"/>
          </chart:series>
          <chart:series chart:style-name="ch12" chart:values-cell-range-address="Hoja1.B12:Hoja1.B16" chart:label-cell-address="Hoja1.A12:Hoja1.A12" chart:class="chart:line">
            <chart:data-point chart:repeated="5"/>
          </chart:series>
          <chart:series chart:style-name="ch13" chart:values-cell-range-address="Hoja1.B17:Hoja1.B21" chart:label-cell-address="Hoja1.A17:Hoja1.A17" chart:class="chart:line">
            <chart:data-point chart:repeated="5"/>
          </chart:series>
          <chart:series chart:style-name="ch14" chart:values-cell-range-address="Hoja1.B22:Hoja1.B26" chart:label-cell-address="Hoja1.A22:Hoja1.A2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2</text:p>
                <draw:g>
                  <svg:desc>Hoja1.A7:Hoja1.A7</svg:desc>
                </draw:g>
              </table:table-cell>
              <table:table-cell office:value-type="string">
                <text:p>3</text:p>
                <draw:g>
                  <svg:desc>Hoja1.A12:Hoja1.A12</svg:desc>
                </draw:g>
              </table:table-cell>
              <table:table-cell office:value-type="string">
                <text:p>4</text:p>
                <draw:g>
                  <svg:desc>Hoja1.A17:Hoja1.A17</svg:desc>
                </draw:g>
              </table:table-cell>
              <table:table-cell office:value-type="string">
                <text:p>5</text:p>
                <draw:g>
                  <svg:desc>Hoja1.A22:Hoja1.A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Hoja1.C7:Hoja1.C11</svg:desc>
                </draw:g>
              </table:table-cell>
              <table:table-cell office:value-type="float" office:value="1.942">
                <text:p>1.942</text:p>
                <draw:g>
                  <svg:desc>Hoja1.B2:Hoja1.B6</svg:desc>
                </draw:g>
              </table:table-cell>
              <table:table-cell office:value-type="float" office:value="2.259">
                <text:p>2.259</text:p>
                <draw:g>
                  <svg:desc>Hoja1.B7:Hoja1.B11</svg:desc>
                </draw:g>
              </table:table-cell>
              <table:table-cell office:value-type="float" office:value="1.874">
                <text:p>1.874</text:p>
                <draw:g>
                  <svg:desc>Hoja1.B12:Hoja1.B16</svg:desc>
                </draw:g>
              </table:table-cell>
              <table:table-cell office:value-type="float" office:value="2.251">
                <text:p>2.251</text:p>
                <draw:g>
                  <svg:desc>Hoja1.B17:Hoja1.B21</svg:desc>
                </draw:g>
              </table:table-cell>
              <table:table-cell office:value-type="float" office:value="2.026">
                <text:p>2.026</text:p>
                <draw:g>
                  <svg:desc>Hoja1.B22:Hoja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94">
                <text:p>1.894</text:p>
              </table:table-cell>
              <table:table-cell office:value-type="float" office:value="2.713">
                <text:p>2.713</text:p>
              </table:table-cell>
              <table:table-cell office:value-type="float" office:value="1.935">
                <text:p>1.935</text:p>
              </table:table-cell>
              <table:table-cell office:value-type="float" office:value="2.546">
                <text:p>2.546</text:p>
              </table:table-cell>
              <table:table-cell office:value-type="float" office:value="2.011">
                <text:p>2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19">
                <text:p>4.319</text:p>
              </table:table-cell>
              <table:table-cell office:value-type="float" office:value="9.653">
                <text:p>9.653</text:p>
              </table:table-cell>
              <table:table-cell office:value-type="float" office:value="4.877">
                <text:p>4.877</text:p>
              </table:table-cell>
              <table:table-cell office:value-type="float" office:value="8.593">
                <text:p>8.593</text:p>
              </table:table-cell>
              <table:table-cell office:value-type="float" office:value="6.851">
                <text:p>6.8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15">
                <text:p>3.915</text:p>
              </table:table-cell>
              <table:table-cell office:value-type="float" office:value="6.986">
                <text:p>6.986</text:p>
              </table:table-cell>
              <table:table-cell office:value-type="float" office:value="5.318">
                <text:p>5.318</text:p>
              </table:table-cell>
              <table:table-cell office:value-type="float" office:value="6.997">
                <text:p>6.997</text:p>
              </table:table-cell>
              <table:table-cell office:value-type="float" office:value="5.356">
                <text:p>5.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71">
                <text:p>6.471</text:p>
              </table:table-cell>
              <table:table-cell office:value-type="float" office:value="23.989">
                <text:p>23.989</text:p>
              </table:table-cell>
              <table:table-cell office:value-type="float" office:value="10.68">
                <text:p>10.68</text:p>
              </table:table-cell>
              <table:table-cell office:value-type="float" office:value="25.725">
                <text:p>25.725</text:p>
              </table:table-cell>
              <table:table-cell office:value-type="float" office:value="7.488">
                <text:p>7.4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8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1cm" chart:symbol-height="0.1cm"/>
      <style:graphic-properties svg:stroke-width="0.01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1cm" chart:symbol-height="0.1cm"/>
      <style:graphic-properties svg:stroke-width="0.01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1cm" chart:symbol-height="0.1cm"/>
      <style:graphic-properties svg:stroke-width="0.01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/>
      <style:graphic-properties svg:stroke-width="0.01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/>
      <style:graphic-properties svg:stroke-width="0.01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6cm" svg:height="9cm" xlink:href=".." xlink:type="simple" chart:class="chart:line" chart:style-name="ch1">
        <chart:subtitle svg:x="7.414cm" svg:y="0.594cm" chart:style-name="ch2">
          <text:p>usa techo</text:p>
        </chart:subtitle>
        <chart:legend chart:legend-position="end" svg:x="14.82cm" svg:y="3.305cm" chart:style-name="ch3"/>
        <chart:plot-area chart:style-name="ch4" table:cell-range-address="Hoja1.C7:Hoja1.C11 Hoja1.A27:Hoja1.A27 Hoja1.B27:Hoja1.B51 Hoja1.A32:Hoja1.A32 Hoja1.A37:Hoja1.A37 Hoja1.A42:Hoja1.A42 Hoja1.A47:Hoja1.A47" chart:data-source-has-labels="both" svg:x="1.331cm" svg:y="1.344cm" svg:width="12.85cm" svg:height="6.495cm">
          <chartooo:coordinate-region svg:x="1.952cm" svg:y="1.544cm" svg:width="12.135cm" svg:height="5.648cm"/>
          <chart:axis chart:dimension="x" chart:name="primary-x" chart:style-name="ch5">
            <chart:title svg:x="6.416cm" svg:y="8.019cm" chart:style-name="ch6">
              <text:p>Número ciudades</text:p>
            </chart:title>
            <chart:categories table:cell-range-address="Hoja1.C7:Hoja1.C11"/>
          </chart:axis>
          <chart:axis chart:dimension="y" chart:name="primary-y" chart:style-name="ch5">
            <chart:title svg:x="0.451cm" svg:y="5.931cm" chart:style-name="ch7">
              <text:p>Tiempo ejecución</text:p>
            </chart:title>
            <chart:grid chart:style-name="ch8" chart:class="major"/>
          </chart:axis>
          <chart:series chart:style-name="ch9" chart:values-cell-range-address="Hoja1.B27:Hoja1.B31" chart:label-cell-address="Hoja1.A27:Hoja1.A27" chart:class="chart:line">
            <chart:data-point chart:repeated="5"/>
          </chart:series>
          <chart:series chart:style-name="ch10" chart:values-cell-range-address="Hoja1.B32:Hoja1.B36" chart:label-cell-address="Hoja1.A32:Hoja1.A32" chart:class="chart:line">
            <chart:data-point chart:repeated="5"/>
          </chart:series>
          <chart:series chart:style-name="ch11" chart:values-cell-range-address="Hoja1.B37:Hoja1.B41" chart:label-cell-address="Hoja1.A37:Hoja1.A37" chart:class="chart:line">
            <chart:data-point chart:repeated="5"/>
          </chart:series>
          <chart:series chart:style-name="ch12" chart:values-cell-range-address="Hoja1.B42:Hoja1.B46" chart:label-cell-address="Hoja1.A42:Hoja1.A42" chart:class="chart:line">
            <chart:data-point chart:repeated="5"/>
          </chart:series>
          <chart:series chart:style-name="ch13" chart:values-cell-range-address="Hoja1.B47:Hoja1.B51" chart:label-cell-address="Hoja1.A47:Hoja1.A47" chart:class="chart:line">
            <chart:data-point chart:repeated="5"/>
          </chart:series>
          <chart:wall chart:style-name="ch14"/>
          <chart:floor chart:style-name="ch15"/>
        </chart:plot-area>
        <draw:frame draw:style-name="gr1" draw:text-style-name="P1" svg:width="1.466cm" svg:height="0.684cm" svg:x="7.383cm" svg:y="0.071cm">
          <draw:image xlink:href="Pictures/2000001A000005BA000002ACF0360C0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  <draw:g>
                  <svg:desc>Hoja1.A27:Hoja1.A27</svg:desc>
                </draw:g>
              </table:table-cell>
              <table:table-cell office:value-type="string">
                <text:p>7</text:p>
                <draw:g>
                  <svg:desc>Hoja1.A32:Hoja1.A32</svg:desc>
                </draw:g>
              </table:table-cell>
              <table:table-cell office:value-type="string">
                <text:p>8</text:p>
                <draw:g>
                  <svg:desc>Hoja1.A37:Hoja1.A37</svg:desc>
                </draw:g>
              </table:table-cell>
              <table:table-cell office:value-type="string">
                <text:p>9</text:p>
                <draw:g>
                  <svg:desc>Hoja1.A42:Hoja1.A42</svg:desc>
                </draw:g>
              </table:table-cell>
              <table:table-cell office:value-type="string">
                <text:p>10</text:p>
                <draw:g>
                  <svg:desc>Hoja1.A47:Hoja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Hoja1.C7:Hoja1.C11</svg:desc>
                </draw:g>
              </table:table-cell>
              <table:table-cell office:value-type="float" office:value="2.163">
                <text:p>2.163</text:p>
                <draw:g>
                  <svg:desc>Hoja1.B27:Hoja1.B31</svg:desc>
                </draw:g>
              </table:table-cell>
              <table:table-cell office:value-type="float" office:value="1.802">
                <text:p>1.802</text:p>
                <draw:g>
                  <svg:desc>Hoja1.B32:Hoja1.B36</svg:desc>
                </draw:g>
              </table:table-cell>
              <table:table-cell office:value-type="float" office:value="2.091">
                <text:p>2.091</text:p>
                <draw:g>
                  <svg:desc>Hoja1.B37:Hoja1.B41</svg:desc>
                </draw:g>
              </table:table-cell>
              <table:table-cell office:value-type="float" office:value="2.05">
                <text:p>2.05</text:p>
                <draw:g>
                  <svg:desc>Hoja1.B42:Hoja1.B46</svg:desc>
                </draw:g>
              </table:table-cell>
              <table:table-cell office:value-type="float" office:value="1.935">
                <text:p>1.935</text:p>
                <draw:g>
                  <svg:desc>Hoja1.B47:Hoja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08">
                <text:p>2.208</text:p>
              </table:table-cell>
              <table:table-cell office:value-type="float" office:value="2.484">
                <text:p>2.484</text:p>
              </table:table-cell>
              <table:table-cell office:value-type="float" office:value="1.652">
                <text:p>1.652</text:p>
              </table:table-cell>
              <table:table-cell office:value-type="float" office:value="1.824">
                <text:p>1.824</text:p>
              </table:table-cell>
              <table:table-cell office:value-type="float" office:value="1.928">
                <text:p>1.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43">
                <text:p>4.743</text:p>
              </table:table-cell>
              <table:table-cell office:value-type="float" office:value="4.19">
                <text:p>4.19</text:p>
              </table:table-cell>
              <table:table-cell office:value-type="float" office:value="5.317">
                <text:p>5.317</text:p>
              </table:table-cell>
              <table:table-cell office:value-type="float" office:value="3.993">
                <text:p>3.993</text:p>
              </table:table-cell>
              <table:table-cell office:value-type="float" office:value="4.184">
                <text:p>4.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6">
                <text:p>5.36</text:p>
              </table:table-cell>
              <table:table-cell office:value-type="float" office:value="3.957">
                <text:p>3.957</text:p>
              </table:table-cell>
              <table:table-cell office:value-type="float" office:value="2.823">
                <text:p>2.823</text:p>
              </table:table-cell>
              <table:table-cell office:value-type="float" office:value="3.998">
                <text:p>3.998</text:p>
              </table:table-cell>
              <table:table-cell office:value-type="float" office:value="4.806">
                <text:p>4.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312">
                <text:p>10.312</text:p>
              </table:table-cell>
              <table:table-cell office:value-type="float" office:value="6.596">
                <text:p>6.596</text:p>
              </table:table-cell>
              <table:table-cell office:value-type="float" office:value="8.018">
                <text:p>8.018</text:p>
              </table:table-cell>
              <table:table-cell office:value-type="float" office:value="6.313">
                <text:p>6.313</text:p>
              </table:table-cell>
              <table:table-cell office:value-type="float" office:value="6.324">
                <text:p>6.3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/>
      <style:graphic-properties svg:stroke-width="0.01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48cm" svg:y="0.215cm" chart:style-name="ch2">
          <text:p>Grilla 5</text:p>
        </chart:title>
        <chart:subtitle svg:x="7.316cm" svg:y="0.798cm" chart:style-name="ch3">
          <text:p>usa techo</text:p>
        </chart:subtitle>
        <chart:legend chart:legend-position="end" svg:x="14.82cm" svg:y="3.755cm" chart:style-name="ch4"/>
        <chart:plot-area chart:style-name="ch5" table:cell-range-address="Hoja1.C7:Hoja1.C11 Hoja1.A52:Hoja1.A52 Hoja1.B52:Hoja1.B66 Hoja1.A57:Hoja1.A57 Hoja1.A62:Hoja1.A62" chart:data-source-has-labels="both" svg:x="2.628cm" svg:y="1.384cm" svg:width="12.065cm" svg:height="6.452cm">
          <chartooo:coordinate-region svg:x="3.064cm" svg:y="1.583cm" svg:width="11.535cm" svg:height="5.606cm"/>
          <chart:axis chart:dimension="x" chart:name="primary-x" chart:style-name="ch6">
            <chart:title svg:x="7.32cm" svg:y="8.016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748cm" svg:y="5.95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52:Hoja1.B56" chart:label-cell-address="Hoja1.A52:Hoja1.A52" chart:class="chart:line">
            <chart:data-point chart:repeated="5"/>
          </chart:series>
          <chart:series chart:style-name="ch11" chart:values-cell-range-address="Hoja1.B57:Hoja1.B61" chart:label-cell-address="Hoja1.A57:Hoja1.A57" chart:class="chart:line">
            <chart:data-point chart:repeated="5"/>
          </chart:series>
          <chart:series chart:style-name="ch12" chart:values-cell-range-address="Hoja1.B62:Hoja1.B66" chart:label-cell-address="Hoja1.A62:Hoja1.A6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</text:p>
                <draw:g>
                  <svg:desc>Hoja1.A52:Hoja1.A52</svg:desc>
                </draw:g>
              </table:table-cell>
              <table:table-cell office:value-type="string">
                <text:p>12</text:p>
                <draw:g>
                  <svg:desc>Hoja1.A57:Hoja1.A57</svg:desc>
                </draw:g>
              </table:table-cell>
              <table:table-cell office:value-type="string">
                <text:p>13</text:p>
                <draw:g>
                  <svg:desc>Hoja1.A62:Hoja1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Hoja1.C7:Hoja1.C11</svg:desc>
                </draw:g>
              </table:table-cell>
              <table:table-cell office:value-type="float" office:value="1.849">
                <text:p>1.849</text:p>
                <draw:g>
                  <svg:desc>Hoja1.B52:Hoja1.B56</svg:desc>
                </draw:g>
              </table:table-cell>
              <table:table-cell office:value-type="float" office:value="1.967">
                <text:p>1.967</text:p>
                <draw:g>
                  <svg:desc>Hoja1.B57:Hoja1.B61</svg:desc>
                </draw:g>
              </table:table-cell>
              <table:table-cell office:value-type="float" office:value="1.919">
                <text:p>1.919</text:p>
                <draw:g>
                  <svg:desc>Hoja1.B62:Hoja1.B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03">
                <text:p>1.903</text:p>
              </table:table-cell>
              <table:table-cell office:value-type="float" office:value="1.835">
                <text:p>1.835</text:p>
              </table:table-cell>
              <table:table-cell office:value-type="float" office:value="1.631">
                <text:p>1.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67">
                <text:p>4.167</text:p>
              </table:table-cell>
              <table:table-cell office:value-type="float" office:value="3.91">
                <text:p>3.91</text:p>
              </table:table-cell>
              <table:table-cell office:value-type="float" office:value="5.678">
                <text:p>5.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36">
                <text:p>3.936</text:p>
              </table:table-cell>
              <table:table-cell office:value-type="float" office:value="4.045">
                <text:p>4.045</text:p>
              </table:table-cell>
              <table:table-cell office:value-type="float" office:value="2.819">
                <text:p>2.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15">
                <text:p>6.515</text:p>
              </table:table-cell>
              <table:table-cell office:value-type="float" office:value="6.511">
                <text:p>6.511</text:p>
              </table:table-cell>
              <table:table-cell office:value-type="float" office:value="7.851">
                <text:p>7.8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svg:stroke-width="0.01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>
        <chart:symbol-image/>
      </style:chart-properties>
      <style:graphic-properties svg:stroke-width="0.01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cm" svg:y="0.215cm" chart:style-name="ch2">
          <text:p>Grilla 5</text:p>
        </chart:title>
        <chart:subtitle svg:x="7.316cm" svg:y="0.776cm" chart:style-name="ch3">
          <text:p>usa techo</text:p>
        </chart:subtitle>
        <chart:legend chart:legend-position="end" svg:x="14.82cm" svg:y="3.755cm" chart:style-name="ch4"/>
        <chart:plot-area chart:style-name="ch5" table:cell-range-address="Hoja1.C7:Hoja1.C11 Hoja1.A2:Hoja1.A2 Hoja1.B2:Hoja1.B6 Hoja1.A42:Hoja1.A42 Hoja1.B42:Hoja1.B46 Hoja1.A57:Hoja1.A57 Hoja1.B57:Hoja1.B61" chart:data-source-has-labels="both" svg:x="2.44cm" svg:y="1.303cm" svg:width="12.196cm" svg:height="6.532cm">
          <chartooo:coordinate-region svg:x="2.876cm" svg:y="1.503cm" svg:width="11.666cm" svg:height="5.685cm"/>
          <chart:axis chart:dimension="x" chart:name="primary-x" chart:style-name="ch6">
            <chart:title svg:x="7.198cm" svg:y="8.015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56cm" svg:y="5.909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42:Hoja1.B46" chart:label-cell-address="Hoja1.A42:Hoja1.A42" chart:class="chart:line">
            <chart:data-point chart:repeated="5"/>
          </chart:series>
          <chart:series chart:style-name="ch12" chart:values-cell-range-address="Hoja1.B57:Hoja1.B61" chart:label-cell-address="Hoja1.A57:Hoja1.A57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9</text:p>
                <draw:g>
                  <svg:desc>Hoja1.A42:Hoja1.A42</svg:desc>
                </draw:g>
              </table:table-cell>
              <table:table-cell office:value-type="string">
                <text:p>12</text:p>
                <draw:g>
                  <svg:desc>Hoja1.A57:Hoja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Hoja1.C7:Hoja1.C11</svg:desc>
                </draw:g>
              </table:table-cell>
              <table:table-cell office:value-type="float" office:value="1.942">
                <text:p>1.942</text:p>
                <draw:g>
                  <svg:desc>Hoja1.B2:Hoja1.B6</svg:desc>
                </draw:g>
              </table:table-cell>
              <table:table-cell office:value-type="float" office:value="2.05">
                <text:p>2.05</text:p>
                <draw:g>
                  <svg:desc>Hoja1.B42:Hoja1.B46</svg:desc>
                </draw:g>
              </table:table-cell>
              <table:table-cell office:value-type="float" office:value="1.967">
                <text:p>1.967</text:p>
                <draw:g>
                  <svg:desc>Hoja1.B57:Hoja1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94">
                <text:p>1.894</text:p>
              </table:table-cell>
              <table:table-cell office:value-type="float" office:value="1.824">
                <text:p>1.824</text:p>
              </table:table-cell>
              <table:table-cell office:value-type="float" office:value="1.835">
                <text:p>1.8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19">
                <text:p>4.319</text:p>
              </table:table-cell>
              <table:table-cell office:value-type="float" office:value="3.993">
                <text:p>3.99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15">
                <text:p>3.915</text:p>
              </table:table-cell>
              <table:table-cell office:value-type="float" office:value="3.998">
                <text:p>3.998</text:p>
              </table:table-cell>
              <table:table-cell office:value-type="float" office:value="4.045">
                <text:p>4.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71">
                <text:p>6.471</text:p>
              </table:table-cell>
              <table:table-cell office:value-type="float" office:value="6.313">
                <text:p>6.313</text:p>
              </table:table-cell>
              <table:table-cell office:value-type="float" office:value="6.511">
                <text:p>6.5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